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OS PARA LA MODELIZACIÓN</text:p>
      <text:p text:style-name="Standard"/>
      <text:p text:style-name="Standard"><text:tab/>Identificar problema, crear KPIs</text:p>
      <text:p text:style-name="Standard"/>
      <text:p text:style-name="Standard"><text:tab/>Entender datos</text:p>
      <text:p text:style-name="Standard"/>
      <text:p text:style-name="Standard"><text:tab/>Realizar extracción</text:p>
      <text:p text:style-name="Standard"/>
      <text:p text:style-name="Standard"><text:tab/>Creación de un modelo</text:p>
      <text:p text:style-name="Standard"/>
      <text:p text:style-name="Standard"><text:tab/>Evaluación de un modelo</text:p>
      <text:p text:style-name="Standard"/>
      <text:p text:style-name="Standard"><text:tab/>Industrializar y mantener</text:p>
      <text:p text:style-name="Standard"/>
      <text:p text:style-name="Standard">MACHINE LEARNING:</text:p>
      <text:p text:style-name="Standard"/>
      <text:p text:style-name="Standard"><text:tab/>TIPOS DE APRENDIZAJE<text:tab/><text:tab/>TIPOS DE PROBLEMAS<text:tab/><text:tab/>CARACTER.</text:p>
      <text:p text:style-name="Standard"><text:tab/></text:p>
      <text:p text:style-name="Standard"><text:tab/>Aprendizaje supervisado<text:tab/><text:tab/>Regresión<text:tab/><text:tab/><text:tab/><text:tab/>Número</text:p>
      <text:p text:style-name="Standard"><text:tab/><text:tab/><text:tab/><text:tab/><text:tab/><text:tab/>Clasificación<text:tab/><text:tab/><text:tab/><text:tab/>Etiqueta</text:p>
      <text:p text:style-name="Standard"/>
      <text:p text:style-name="Standard"><text:tab/>Aprendizaje no supervisado<text:tab/><text:tab/>Clustering (Segmentación)<text:tab/><text:tab/> No etiqueta <text:tab/><text:tab/><text:tab/><text:tab/><text:tab/><text:tab/><text:tab/>Reducción de dimensiones<text:tab/><text:tab/>(nosostros)<text:tab/><text:tab/></text:p>
      <text:p text:style-name="Standard"/>
      <text:p text:style-name="Standard"><text:tab/>Aprendizaje con refuerzo<text:tab/><text:tab/><text:tab/><text:tab/><text:tab/><text:tab/><text:tab/>Aprendizaje con <text:tab/><text:tab/><text:tab/><text:tab/><text:tab/><text:tab/><text:tab/><text:tab/><text:tab/><text:tab/><text:tab/>premio<text:tab/></text:p>
      <text:p text:style-name="Standard"/>
      <text:p text:style-name="Standard">MACHINE LEARNING FRENTE A INTELIGENCIA ARTIFICIAL:</text:p>
      <text:p text:style-name="Standard"/>
      <text:p text:style-name="Standard"/>
      <text:p text:style-name="Standard"/>
      <text:p text:style-name="Standard">IA<text:tab/>Strong AI</text:p>
      <text:p text:style-name="Standard"/>
      <text:p text:style-name="Standard"><text:tab/>Weak AI <text:s/>--&gt;<text:tab/>ML</text:p>
      <text:p text:style-name="Standard"/>
      <text:p text:style-name="Standard">MACHINE LEARNING FRENTE A DEEP LEARNING:</text:p>
      <text:p text:style-name="Standard"/>
      <text:p text:style-name="Standard"><text:tab/>Deep Learning, también conocido como deep neural learning ó deep neural network</text:p>
      <text:p text:style-name="Standard"/>
      <text:p text:style-name="Standard"><text:tab/>Deep Learning es un tipo de Machine Learning</text:p>
      <text:p text:style-name="Standard"/>
      <text:p text:style-name="Standard">PROTAGONISTAS</text:p>
      <text:p text:style-name="Standard"/>
      <text:p text:style-name="Standard"><text:tab/>características</text:p>
      <text:p text:style-name="Standard"><text:tab/>modelos</text:p>
      <text:p text:style-name="Standard"><text:tab/>métricas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llan Lois Bermejo</meta:initial-creator>
    <meta:creation-date>2019-06-08T09:09:49.11</meta:creation-date>
    <meta:document-statistic meta:table-count="0" meta:image-count="0" meta:object-count="0" meta:page-count="1" meta:paragraph-count="25" meta:word-count="99" meta:character-count="783"/>
    <dc:date>2019-06-08T10:27:37.52</dc:date>
    <dc:creator>Illan Lois Bermejo</dc:creator>
    <meta:editing-duration>PT17M17S</meta:editing-duration>
    <meta:editing-cycles>1</meta:editing-cycles>
    <meta:generator>OpenOffice/4.1.6$Win32 OpenOffice.org_project/416m1$Build-9790</meta:generator>
  </office:meta>
</office:document-meta>
</file>